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d8540"/>
    </style:style>
    <style:style style:name="P2" style:family="paragraph" style:parent-style-name="Text_20_body">
      <style:text-properties officeooo:rsid="000efcc6" officeooo:paragraph-rsid="000efcc6"/>
    </style:style>
    <style:style style:name="T1" style:family="text">
      <style:text-properties officeooo:rsid="000d85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splinters</text:span></text:span></text:p>
      <text:p text:style-name="Text_20_body">Press too hard and the pen snaps<text:line-break/>Bleeds black into the skin of my hands</text:p>
      <text:p text:style-name="Text_20_body">You don’t sound like a memory<text:line-break/>You don’t sound like forgiveness</text:p>
      <text:p text:style-name="Text_20_body">I tell myself<text:line-break/>“I cannot outlive me” but</text:p>
      <text:p text:style-name="Text_20_body">Some hands<text:line-break/>Both heal and split me open</text:p>
      <text:p text:style-name="Text_20_body">Split me open raw</text:p>
      <text:p text:style-name="Text_20_body">I don’t carve out everything<text:line-break/>I don’t carve out anything</text:p>
      <text:p text:style-name="Text_20_body">Voiceless, voiceless, voiceless</text:p>
      <text:p text:style-name="Text_20_body">The mirrors remind me, the mirrors remind me<text:line-break/>The mirrors remind me, the mirrors remind me</text:p>
      <text:p text:style-name="Text_20_body">I’m stitched to the silence</text:p>
      <text:p text:style-name="Text_20_body"/>
      <text:p text:style-name="Text_20_body"/>
      <text:p text:style-name="P2">band name Chamber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8T00:17:19.941444445</dc:date>
    <meta:editing-duration>PT4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84" meta:character-count="455" meta:non-whitespace-character-count="382"/>
  </office:meta>
</office:document-meta>
</file>